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Mono" svg:font-family="'Roboto Mono', monospace"/>
    <style:font-face style:name="Roboto" svg:font-family="Roboto, sans-serif"/>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arial" svg:font-family="arial, sans, sans-serif"/>
    <style:font-face style:name="monospace" svg:font-family="monospace"/>
    <style:font-face style:name="FreeSans1" svg:font-family="FreeSans" style:font-family-generic="swiss"/>
    <style:font-face style:name="arial1" svg:font-family="arial, sans, sans-serif"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variant="normal" fo:text-transform="none" fo:color="#777777" style:font-name="arial" fo:font-size="16pt" fo:letter-spacing="normal" fo:font-style="normal"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variant="normal" fo:text-transform="none" fo:color="#777777" style:font-name="arial" fo:font-size="12pt" fo:letter-spacing="normal" fo:font-style="normal" fo:font-weight="bold"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variant="normal" fo:text-transform="none" fo:color="#777777" style:font-name="arial" fo:font-size="12pt" fo:letter-spacing="normal" fo:font-style="normal" style:text-underline-style="none" fo:font-weight="normal"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variant="normal" fo:text-transform="none" fo:color="#777777" style:font-name="arial" fo:font-size="12pt" fo:letter-spacing="normal" fo:font-style="normal" style:text-underline-style="none" fo:font-weight="normal" officeooo:paragraph-rsid="00184ff0"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variant="normal" fo:text-transform="none" fo:color="#777777" style:font-name="arial" fo:font-size="12pt" fo:letter-spacing="normal" fo:font-style="normal" style:text-underline-style="none" fo:font-weight="normal" officeooo:paragraph-rsid="0018d205"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officeooo:paragraph-rsid="0018d205"/>
    </style:style>
    <style:style style:name="P7" style:family="paragraph" style:parent-style-name="Text_20_body">
      <style:paragraph-properties fo:margin-top="0in" fo:margin-bottom="0in" loext:contextual-spacing="false"/>
      <style:text-properties officeooo:paragraph-rsid="0019d769"/>
    </style:style>
    <style:style style:name="P8" style:family="paragraph" style:parent-style-name="Text_20_body">
      <style:paragraph-properties fo:margin-top="0in" fo:margin-bottom="0in" loext:contextual-spacing="false"/>
      <style:text-properties officeooo:rsid="0019d769" officeooo:paragraph-rsid="0019d769"/>
    </style:style>
    <style:style style:name="P9" style:family="paragraph" style:parent-style-name="Text_20_body">
      <style:paragraph-properties fo:margin-top="0in" fo:margin-bottom="0in" loext:contextual-spacing="false"/>
      <style:text-properties style:text-underline-style="none" officeooo:paragraph-rsid="001afa5a"/>
    </style:style>
    <style:style style:name="P10" style:family="paragraph" style:parent-style-name="Text_20_body">
      <style:paragraph-properties fo:margin-top="0in" fo:margin-bottom="0in" loext:contextual-spacing="false"/>
      <style:text-properties style:text-underline-style="none" officeooo:paragraph-rsid="001c2f61"/>
    </style:style>
    <style:style style:name="P11" style:family="paragraph" style:parent-style-name="Text_20_body">
      <style:paragraph-properties fo:margin-top="0in" fo:margin-bottom="0in" loext:contextual-spacing="false"/>
      <style:text-properties style:text-underline-style="none" officeooo:paragraph-rsid="001de236"/>
    </style:style>
    <style:style style:name="P12" style:family="paragraph" style:parent-style-name="Text_20_body">
      <style:paragraph-properties fo:margin-top="0in" fo:margin-bottom="0in" loext:contextual-spacing="false"/>
      <style:text-properties fo:font-variant="normal" fo:text-transform="none" fo:color="#777777" style:font-name="arial" fo:font-size="12pt" fo:letter-spacing="normal" fo:font-style="normal" style:text-underline-style="none" fo:font-weight="normal" officeooo:paragraph-rsid="001c2f61" style:font-size-asian="10.5pt" style:font-weight-asian="normal" style:font-size-complex="12pt" style:font-weight-complex="normal"/>
    </style:style>
    <style:style style:name="P13" style:family="paragraph" style:parent-style-name="Text_20_body">
      <style:paragraph-properties fo:margin-top="0in" fo:margin-bottom="0in" loext:contextual-spacing="false"/>
      <style:text-properties fo:font-variant="normal" fo:text-transform="none" fo:color="#777777" style:font-name="arial" fo:font-size="12pt" fo:letter-spacing="normal" fo:font-style="normal" style:text-underline-style="none" fo:font-weight="normal" officeooo:paragraph-rsid="001de236" style:font-size-asian="10.5pt" style:font-weight-asian="normal" style:font-size-complex="12pt" style:font-weight-complex="normal"/>
    </style:style>
    <style:style style:name="P14" style:family="paragraph" style:parent-style-name="Text_20_body">
      <style:paragraph-properties fo:margin-top="0in" fo:margin-bottom="0in" loext:contextual-spacing="false"/>
      <style:text-properties officeooo:paragraph-rsid="001de236"/>
    </style:style>
    <style:style style:name="P15" style:family="paragraph" style:parent-style-name="Text_20_body">
      <style:paragraph-properties fo:margin-top="0in" fo:margin-bottom="0in" loext:contextual-spacing="false"/>
      <style:text-properties officeooo:paragraph-rsid="001dedf5"/>
    </style:style>
    <style:style style:name="T1" style:family="text">
      <style:text-properties officeooo:rsid="0017a274"/>
    </style:style>
    <style:style style:name="T2" style:family="text">
      <style:text-properties style:text-underline-style="solid" style:text-underline-width="auto" style:text-underline-color="font-color" officeooo:rsid="00184ff0"/>
    </style:style>
    <style:style style:name="T3" style:family="text">
      <style:text-properties style:text-underline-style="solid" style:text-underline-width="auto" style:text-underline-color="font-color" officeooo:rsid="0018d205"/>
    </style:style>
    <style:style style:name="T4" style:family="text">
      <style:text-properties style:text-underline-style="solid" style:text-underline-width="auto" style:text-underline-color="font-color" officeooo:rsid="001afa5a"/>
    </style:style>
    <style:style style:name="T5" style:family="text">
      <style:text-properties style:text-underline-style="solid" style:text-underline-width="auto" style:text-underline-color="font-color" officeooo:rsid="001c2f61"/>
    </style:style>
    <style:style style:name="T6" style:family="text">
      <style:text-properties officeooo:rsid="00184ff0"/>
    </style:style>
    <style:style style:name="T7" style:family="text">
      <style:text-properties fo:font-variant="normal" fo:text-transform="none" fo:color="#777777" style:font-name="arial" fo:font-size="12pt" fo:letter-spacing="normal" fo:font-style="normal" style:text-underline-style="none" fo:font-weight="normal" style:font-size-asian="10.5pt" style:font-weight-asian="normal" style:font-size-complex="12pt" style:font-weight-complex="normal"/>
    </style:style>
    <style:style style:name="T8" style:family="text">
      <style:text-properties fo:font-variant="normal" fo:text-transform="none" fo:color="#777777" style:font-name="arial" fo:font-size="12pt" fo:letter-spacing="normal" fo:font-style="normal" style:text-underline-style="none" fo:font-weight="normal" officeooo:rsid="0018d205" style:font-size-asian="10.5pt" style:font-weight-asian="normal" style:font-size-complex="12pt" style:font-weight-complex="normal"/>
    </style:style>
    <style:style style:name="T9" style:family="text">
      <style:text-properties fo:font-variant="normal" fo:text-transform="none" fo:color="#777777" style:font-name="arial" fo:font-size="12pt" fo:letter-spacing="normal" fo:font-style="normal" style:text-underline-style="none" fo:font-weight="normal" officeooo:rsid="0019d769" style:font-size-asian="10.5pt" style:font-weight-asian="normal" style:font-size-complex="12pt" style:font-weight-complex="normal"/>
    </style:style>
    <style:style style:name="T10" style:family="text">
      <style:text-properties fo:font-variant="normal" fo:text-transform="none" fo:color="#777777" style:font-name="arial" fo:font-size="12pt" fo:letter-spacing="normal" fo:font-style="normal" style:text-underline-style="none" fo:font-weight="normal" officeooo:rsid="001afa5a" style:font-size-asian="10.5pt" style:font-weight-asian="normal" style:font-size-complex="12pt" style:font-weight-complex="normal"/>
    </style:style>
    <style:style style:name="T11" style:family="text">
      <style:text-properties fo:font-variant="normal" fo:text-transform="none" fo:color="#777777" style:font-name="arial" fo:font-size="12pt" fo:letter-spacing="normal" fo:font-style="normal" style:text-underline-style="none" fo:font-weight="normal" officeooo:rsid="001de236" style:font-size-asian="10.5pt" style:font-weight-asian="normal" style:font-size-complex="12pt" style:font-weight-complex="normal"/>
    </style:style>
    <style:style style:name="T12" style:family="text">
      <style:text-properties fo:font-variant="normal" fo:text-transform="none" fo:color="#777777" style:font-name="arial" fo:font-size="12pt" fo:letter-spacing="normal" fo:font-style="normal" style:text-underline-style="solid" style:text-underline-width="auto" style:text-underline-color="font-color" fo:font-weight="normal" officeooo:rsid="001afa5a" style:font-size-asian="10.5pt" style:font-weight-asian="normal" style:font-size-complex="12pt" style:font-weight-complex="normal"/>
    </style:style>
    <style:style style:name="T13" style:family="text">
      <style:text-properties fo:font-variant="normal" fo:text-transform="none" fo:color="#777777" style:font-name="arial" fo:font-size="12pt" fo:letter-spacing="normal" fo:font-style="normal" fo:font-weight="normal" officeooo:rsid="001afa5a" style:font-size-asian="10.5pt" style:font-weight-asian="normal" style:font-size-complex="12pt" style:font-weight-complex="normal"/>
    </style:style>
    <style:style style:name="T14" style:family="text">
      <style:text-properties fo:font-variant="normal" fo:text-transform="none" fo:color="#777777" style:font-name="arial" fo:font-size="12pt" fo:letter-spacing="normal" fo:font-style="normal" fo:font-weight="normal" officeooo:rsid="001c2f61" style:font-size-asian="10.5pt" style:font-weight-asian="normal" style:font-size-complex="12pt" style:font-weight-complex="normal"/>
    </style:style>
    <style:style style:name="T15" style:family="text">
      <style:text-properties fo:font-variant="normal" fo:text-transform="none" fo:color="#777777" style:font-name="arial" fo:font-size="15pt" fo:letter-spacing="normal" fo:font-style="normal" fo:font-weight="normal" officeooo:rsid="001c2f61" style:font-size-asian="15pt" style:font-weight-asian="normal" style:font-size-complex="15pt" style:font-weight-complex="normal"/>
    </style:style>
    <style:style style:name="T16" style:family="text">
      <style:text-properties fo:font-variant="normal" fo:text-transform="none" fo:color="#777777" style:font-name="arial" fo:font-size="15pt" fo:letter-spacing="normal" fo:font-style="normal" fo:font-weight="bold" officeooo:rsid="0017a274" style:font-size-asian="15pt" style:font-weight-asian="bold" style:font-size-complex="15pt" style:font-weight-complex="bold"/>
    </style:style>
    <style:style style:name="T17" style:family="text">
      <style:text-properties fo:font-variant="normal" fo:text-transform="none" fo:color="#777777" style:font-name="arial" fo:font-size="15pt" fo:letter-spacing="normal" fo:font-style="normal" style:text-underline-style="solid" style:text-underline-width="auto" style:text-underline-color="font-color" fo:font-weight="bold" officeooo:rsid="001c2f61" style:font-size-asian="15pt" style:font-weight-asian="bold" style:font-size-complex="15pt" style:font-weight-complex="bold"/>
    </style:style>
    <style:style style:name="T18" style:family="text">
      <style:text-properties fo:font-variant="normal" fo:text-transform="none" fo:color="#777777" style:font-name="arial" fo:font-size="15pt" fo:letter-spacing="normal" fo:font-style="normal" style:text-underline-style="solid" style:text-underline-width="auto" style:text-underline-color="font-color" fo:font-weight="bold" officeooo:rsid="0017a274" style:font-size-asian="15pt" style:font-weight-asian="bold" style:font-size-complex="15pt" style:font-weight-complex="bold"/>
    </style:style>
    <style:style style:name="T19" style:family="text">
      <style:text-properties fo:font-variant="normal" fo:text-transform="none" fo:color="#777777" style:font-name="arial1" fo:font-size="12pt" fo:letter-spacing="normal" fo:font-style="normal" style:text-underline-style="none" fo:font-weight="normal" officeooo:rsid="001de236" style:font-size-asian="12pt" style:font-weight-asian="normal" style:font-size-complex="12pt" style:font-weight-complex="normal"/>
    </style:style>
    <style:style style:name="T20" style:family="text">
      <style:text-properties fo:font-variant="normal" fo:text-transform="none" fo:color="#777777" style:font-name="arial1" fo:font-size="12pt" fo:letter-spacing="normal" fo:font-style="normal" style:text-underline-style="none" fo:font-weight="normal" officeooo:rsid="001dedf5" style:font-size-asian="12pt" style:font-weight-asian="normal" style:font-size-complex="12pt" style:font-weight-complex="normal"/>
    </style:style>
    <style:style style:name="T21" style:family="text">
      <style:text-properties fo:font-variant="normal" fo:text-transform="none" fo:color="#777777" style:font-name="arial1" fo:font-size="12pt" fo:letter-spacing="normal" fo:font-style="normal" style:text-underline-style="solid" style:text-underline-width="auto" style:text-underline-color="font-color" fo:font-weight="normal" officeooo:rsid="001dedf5" style:font-size-asian="12pt" style:font-weight-asian="normal" style:font-size-complex="12pt" style:font-weight-complex="normal"/>
    </style:style>
    <style:style style:name="T22" style:family="text">
      <style:text-properties fo:font-variant="normal" fo:text-transform="none" fo:color="#777777" style:font-name="arial1" fo:font-size="12pt" fo:letter-spacing="normal" fo:font-style="normal" fo:font-weight="normal" style:font-size-asian="12pt" style:font-weight-asian="normal" style:font-size-complex="12pt" style:font-weight-complex="normal"/>
    </style:style>
    <style:style style:name="T23" style:family="text">
      <style:text-properties fo:font-variant="normal" fo:text-transform="none" fo:color="#777777" style:font-name="arial1" fo:font-size="12pt" fo:letter-spacing="normal" fo:font-style="normal" fo:font-weight="normal" officeooo:rsid="001dedf5" style:font-size-asian="12pt" style:font-weight-asian="normal" style:font-size-complex="12pt" style:font-weight-complex="normal"/>
    </style:style>
    <style:style style:name="T24" style:family="text">
      <style:text-properties fo:font-variant="normal" fo:text-transform="none" fo:color="#777777" style:font-name="arial1" fo:font-size="12pt" fo:letter-spacing="normal" fo:font-style="normal" fo:font-weight="normal" officeooo:rsid="001ea02f" style:font-size-asian="12pt" style:font-weight-asian="normal" style:font-size-complex="12pt" style:font-weight-complex="normal"/>
    </style:style>
    <style:style style:name="T25" style:family="text">
      <style:text-properties officeooo:rsid="0018d205"/>
    </style:style>
    <style:style style:name="T26" style:family="text">
      <style:text-properties officeooo:rsid="001afa5a"/>
    </style:style>
    <style:style style:name="T27" style:family="text">
      <style:text-properties officeooo:rsid="001c2f61"/>
    </style:style>
    <style:style style:name="T28" style:family="text">
      <style:text-properties fo:font-size="15pt" officeooo:rsid="0017a274" style:font-size-asian="15pt" style:font-size-complex="15pt"/>
    </style:style>
    <style:style style:name="T29" style:family="text">
      <style:text-properties fo:font-size="15pt" style:text-underline-style="solid" style:text-underline-width="auto" style:text-underline-color="font-color" officeooo:rsid="0017a274" style:font-size-asian="15pt" style:font-size-complex="15pt"/>
    </style:style>
    <style:style style:name="T30" style:family="text">
      <style:text-properties officeooo:rsid="001de23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ace Detection and Recognition with CNNs</text:p>
      <text:p text:style-name="P2"/>
      <text:p text:style-name="P2"><text:span text:style-name="T1"><text:tab/></text:span><text:span text:style-name="T28">1) </text:span><text:span text:style-name="T29">Detectare faciala</text:span></text:p>
      <text:p text:style-name="P3"/>
      <text:p text:style-name="P3"><text:tab/><text:span text:style-name="T4">Introducere</text:span></text:p>
      <text:p text:style-name="P3"><text:span text:style-name="T26"><text:tab/></text:span></text:p>
      <text:p text:style-name="P3"><text:tab/><text:span text:style-name="T27">Vom folosi o retea convolutionala de dimensiune mica, care actioneaza ca un clasificator binar pentru a distinge intre fete si non-fete. O fereastra glisanta va fi folosita pentru a ne returna locatia fetei.</text:span></text:p>
      <text:p text:style-name="P3"/>
      <text:p text:style-name="P3"/>
      <text:p text:style-name="P3"><text:tab/><text:span text:style-name="T2">Structura retelei</text:span></text:p>
      <text:p text:style-name="P3"><text:span text:style-name="T2"/></text:p>
      <text:p text:style-name="P3"><text:tab/><text:span text:style-name="T1">Pentru detectarea faciala am antrenat o retea neuronala convolutionala formata din 5 layere care primeste la intrarea o imagine alb-negru de dimensiune 32x32.</text:span></text:p>
      <text:p text:style-name="P3"><text:tab/><text:span text:style-name="T6">Primele 3 layere sunt convolutionale si au urmatoarea structura:</text:span></text:p>
      <text:p text:style-name="P3"><text:tab/>- <text:span text:style-name="T6">layer 1: filtru de dimensiune 5x5, stride = [1, 2, 2, 1] si functia de activare ReLU</text:span></text:p>
      <text:p text:style-name="P4"><text:tab/>- <text:span text:style-name="T6">layer 2: filtru de dimensiune 3x3, stride = [1, 2, 2, 1] si functia de activare ReLU</text:span></text:p>
      <text:p text:style-name="P4"><text:tab/>- <text:span text:style-name="T6">layer 3: filtru de dimensiune 3x3, stride = [1, 1, 1, 1] si functia de activare ReLU</text:span></text:p>
      <text:p text:style-name="P4"><text:tab/><text:span text:style-name="T6">Urmatorul strat este unul fully connected de dimensiune 600, avand functia de activare ReLU si dropout la final.</text:span></text:p>
      <text:p text:style-name="P4"><text:tab/><text:span text:style-name="T6">Ultimul strat este unul softmax, care ne va returnat rezultatul daca imaginea este o fata sau nu.</text:span></text:p>
      <text:p text:style-name="P4"/>
      <text:p text:style-name="P4"/>
      <text:p text:style-name="P4"><text:tab/><text:span text:style-name="T2">Parametri </text:span><text:span text:style-name="T3">antrenarii</text:span></text:p>
      <text:p text:style-name="P5"><text:tab/></text:p>
      <text:p text:style-name="P5"><text:span text:style-name="T6"><text:tab/>Reteaua a fost antrenata cu AdamOptimized din Tensorflow si urmatorii parametrii:</text:span></text:p>
      <text:p text:style-name="P4"><text:tab/>- <text:span text:style-name="T6">learning rate: 1e-4</text:span></text:p>
      <text:p text:style-name="P4"><text:tab/>- <text:span text:style-name="T6">epsilon: 1e-16</text:span></text:p>
      <text:p text:style-name="P4"><text:tab/>- <text:span text:style-name="T6">numar de epoci: 20</text:span></text:p>
      <text:p text:style-name="P4"><text:tab/>- <text:span text:style-name="T6">dimensiunea unui batch: 100</text:span></text:p>
      <text:p text:style-name="P4"><text:tab/>- <text:span text:style-name="T6">dropout: 0.75</text:span></text:p>
      <text:p text:style-name="P4"/>
      <text:p text:style-name="P4"/>
      <text:p text:style-name="P4"><text:tab/><text:span text:style-name="T3">Dataset</text:span></text:p>
      <text:p text:style-name="P4"/>
      <text:p text:style-name="P4"><text:tab/><text:span text:style-name="T25">Imaginile pozitive au fost luate din urmatoarele dataset-uri:</text:span></text:p>
      <text:p text:style-name="P4"><text:tab/>- <text:span text:style-name="T25">Cropped labelled faces in the wild (http://conradsanderson.id.au/lfwcrop/)</text:span></text:p>
      <text:p text:style-name="P6"><text:span text:style-name="T7"><text:tab/>- </text:span><text:span text:style-name="T8">MIT CBCL face recognition database (http://cbcl.mit.edu/software-datasets/heisele/facerecognition-database.html)</text:span></text:p>
      <text:p text:style-name="P7"><text:span text:style-name="T7"><text:tab/></text:span><text:span text:style-name="T8">Din aceste 2 dataset-uri am obtinul 16000 poze pozitive, iar prin </text:span><text:span text:style-name="T9">data augmentation am ajuns la 32000.</text:span></text:p>
      <text:p text:style-name="P7"><text:span text:style-name="T9"><text:tab/>Imaginile negative provin din:</text:span></text:p>
      <text:p text:style-name="P7"><text:span text:style-name="T9"><text:tab/>- Fifteen scene categories (</text:span><text:a xlink:type="simple" xlink:href="http://www-cvr.ai.uiuc.edu/ponce_grp/data/" text:style-name="Internet_20_link" text:visited-style-name="Visited_20_Internet_20_Link">http://www-cvr.ai.uiuc.edu/ponce_grp/data/</text:a><text:span text:style-name="T9">)</text:span></text:p>
      <text:p text:style-name="P7"><text:span text:style-name="T9"><text:tab/>- Caltech cars (Rear) background dataset (</text:span><text:a xlink:type="simple" xlink:href="http://www.robots.ox.ac.uk/~vgg/data3.html" text:style-name="Internet_20_link" text:visited-style-name="Visited_20_Internet_20_Link">http://www.robots.ox.ac.uk/~vgg/data3.html</text:a><text:span text:style-name="T9">)</text:span></text:p>
      <text:p text:style-name="P7"><text:span text:style-name="T9"><text:tab/>- Caltech houses dataset (</text:span><text:a xlink:type="simple" xlink:href="http://www.robots.ox.ac.uk/~vgg/data3.html" text:style-name="Internet_20_link" text:visited-style-name="Visited_20_Internet_20_Link">http://www.robots.ox.ac.uk/~vgg/data3.html</text:a><text:span text:style-name="T9">)</text:span></text:p>
      <text:p text:style-name="P8"><text:span text:style-name="T7"><text:tab/>Din fiecare imagine au fost extrase aleator cate 5 imagini negative.</text:span></text:p>
      <text:p text:style-name="P8"><text:soft-page-break/><text:span text:style-name="T7"><text:tab/>Dataset-ul pentru train contine 42000 (70%), iar restul de 18000 (30%) au fost folosite pentru testare.</text:span></text:p>
      <text:p text:style-name="P8"><text:span text:style-name="T7"><text:tab/></text:span></text:p>
      <text:p text:style-name="P8"><text:span text:style-name="T7"><text:tab/></text:span><text:span text:style-name="T12">Rezultate</text:span></text:p>
      <text:p text:style-name="P8"><text:span text:style-name="T12"/></text:p>
      <text:p text:style-name="P7"><text:span text:style-name="T10"><text:tab/>La finalul celor 20 de epoci am obtinut o acuratete de 0.9960952418191092 pe antrenare, iar pe testare 0.9863333.</text:span></text:p>
      <text:p text:style-name="P7"><text:span text:style-name="T10"/></text:p>
      <text:p text:style-name="P9"><text:span text:style-name="T13"><text:tab/></text:span><text:span text:style-name="T12">Localizare</text:span></text:p>
      <text:p text:style-name="P9"><text:span text:style-name="T12"/></text:p>
      <text:p text:style-name="P9"><text:span text:style-name="T13"><text:tab/>Pentru localizare am folosit ferestre glisante de dimensiuni diferite (40, 50, …), care apoi au fost redimensionate la 32x32 si trecute prin retea. Daca obtinem un scor mai bun de 0.99 pentru o fereastra, retinem pozitia pixelilor intr-o masca. La final, deoarece stim ca in imagine este o singura fata, putem obtine punctele extreme ale reuniunii ferestrelor.</text:span></text:p>
      <text:p text:style-name="P9"><text:span text:style-name="T12"/></text:p>
      <text:p text:style-name="P9"><text:span text:style-name="T13"><text:tab/></text:span><text:span text:style-name="T12">Referinte</text:span></text:p>
      <text:p text:style-name="P9"><text:span text:style-name="T12"/></text:p>
      <text:p text:style-name="P9"><text:span text:style-name="T13"><text:tab/></text:span><text:span text:style-name="T14">1) </text:span><text:a xlink:type="simple" xlink:href="https://github.com/PCJohn/FaceDetect" text:style-name="Internet_20_link" text:visited-style-name="Visited_20_Internet_20_Link"><text:span text:style-name="T13">https://github.com/PCJohn/FaceDetect</text:span></text:a></text:p>
      <text:p text:style-name="P9"><text:span text:style-name="T13"/></text:p>
      <text:p text:style-name="P9"><text:span text:style-name="T13"/></text:p>
      <text:p text:style-name="P10"><text:span text:style-name="T13"><text:tab/></text:span><text:span text:style-name="T15">2</text:span><text:span text:style-name="T16">) </text:span><text:span text:style-name="T17">Recunoastere</text:span><text:span text:style-name="T18"> faciala</text:span></text:p>
      <text:p text:style-name="P12"><text:span text:style-name="T26"><text:tab/></text:span></text:p>
      <text:p text:style-name="P12"><text:span text:style-name="T27"><text:tab/></text:span><text:span text:style-name="T5">Introducere</text:span></text:p>
      <text:p text:style-name="P12"><text:span text:style-name="T5"/></text:p>
      <text:p text:style-name="P13"><text:tab/><text:span text:style-name="T30">In partea de recunoastere faciala am folosit o retea preantrenata pentru a observa cum se comporta pe un dataset nou.</text:span></text:p>
      <text:p text:style-name="P14"><text:span text:style-name="T11"><text:tab/>Am ales FaceNet deoarece ne returneaza cele 128 de trasaturi care pot fi apoi usor clasificate folosind un clasificator simplu. In paper-ul </text:span><text:span text:style-name="T19">‘FaceNet: A unified Embedding for Face Recognition and Clustering’ ne este recomandata clasificatorul k-NN. </text:span></text:p>
      <text:p text:style-name="P14"><text:span text:style-name="T19"/></text:p>
      <text:p text:style-name="P14"><text:span text:style-name="T19"><text:tab/></text:span><text:span text:style-name="T21">Dataset</text:span></text:p>
      <text:p text:style-name="P14"><text:span text:style-name="T20"><text:tab/></text:span></text:p>
      <text:p text:style-name="P14"><text:span text:style-name="T20"><text:tab/>Datasetul nu este unul standard, acesta fiind creat de noi pentru a observa cum se comporta reteaua pe un dataset necunoscut. Acesta consta in 2000 de imagini, separate uniform pe 20 de clase.</text:span></text:p>
      <text:p text:style-name="P14"><text:span text:style-name="T20"><text:tab/>Partea de training contine 80% din dataset, iar testarea 20%.</text:span></text:p>
      <text:p text:style-name="P14"><text:span text:style-name="T20"/></text:p>
      <text:p text:style-name="P14"><text:span text:style-name="T20"><text:tab/></text:span><text:span text:style-name="T21">Antrenare</text:span></text:p>
      <text:p text:style-name="P14"><text:span text:style-name="T21"/></text:p>
      <text:p text:style-name="P11"><text:span text:style-name="T23"><text:tab/></text:span><text:span text:style-name="T24">Am folosit libraria Face Recognition pentru a obtine cele 128 de trasaturi oferite de reteaua FaceNet, care apoi au fost trecute prin clasificatori.</text:span></text:p>
      <text:p text:style-name="P11"><text:span text:style-name="T24"/></text:p>
      <text:p text:style-name="P14"><text:soft-page-break/><text:span text:style-name="T20"><text:tab/>La antrenare au fost folositi 2 clasificatori pentru a observa diferentele intre cele 2 metode.</text:span></text:p>
      <text:p text:style-name="P14"><text:span text:style-name="T20"><text:tab/>a) k-NN</text:span></text:p>
      <text:p text:style-name="P14"><text:span text:style-name="T20"><text:tab/>Clasificatorul k-NN a fost recomandat si de cei de la Google si a obtinut o acuratete de 0,995, gresind doar 2 clasificari din cele 400.</text:span></text:p>
      <text:p text:style-name="P14"><text:span text:style-name="T20"><text:tab/>b) SVM</text:span></text:p>
      <text:p text:style-name="P14"><text:span text:style-name="T20"><text:tab/>Din pacate, clasificatorul SVM nu a s-a descurcat atat de bine, obtinand doar 0,4975.</text:span></text:p>
      <text:p text:style-name="P14"><text:span text:style-name="T20"><text:tab/></text:span></text:p>
      <text:p text:style-name="P14"><text:span text:style-name="T20"><text:tab/></text:span><text:span text:style-name="T21">Referinte</text:span></text:p>
      <text:p text:style-name="P11"><text:span text:style-name="T23"><text:tab/></text:span></text:p>
      <text:p text:style-name="P15"><text:span text:style-name="T20"><text:tab/>1) </text:span><text:span text:style-name="T23">FaceNet: A Unified Embedding for Face Recognition and Clustering ( </text:span><text:a xlink:type="simple" xlink:href="https://arxiv.org/pdf/1503.03832.pdf" text:style-name="Internet_20_link" text:visited-style-name="Visited_20_Internet_20_Link">https://arxiv.org/pdf/1503.03832.pdf</text:a><text:span text:style-name="T23"> )</text:span></text:p>
      <text:p text:style-name="P15"><text:span text:style-name="T23"><text:tab/>2) </text:span><text:span text:style-name="T22">Face Recognition</text:span><text:span text:style-name="T23"> ( </text:span><text:a xlink:type="simple" xlink:href="https://github.com/ageitgey/face_recognition" text:style-name="Internet_20_link" text:visited-style-name="Visited_20_Internet_20_Link">https://github.com/ageitgey/face_recognition</text:a><text:span text:style-name="T23">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Mono" svg:font-family="'Roboto Mono', monospace"/>
    <style:font-face style:name="Roboto" svg:font-family="Roboto, sans-serif"/>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arial" svg:font-family="arial, sans, sans-serif"/>
    <style:font-face style:name="monospace" svg:font-family="monospace"/>
    <style:font-face style:name="FreeSans1" svg:font-family="FreeSans" style:font-family-generic="swiss"/>
    <style:font-face style:name="arial1" svg:font-family="arial, sans, sans-serif"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30T13:47:31.276270140</meta:creation-date>
    <dc:date>2018-04-30T15:18:34.372168889</dc:date>
    <meta:editing-duration>PT2M20S</meta:editing-duration>
    <meta:editing-cycles>1</meta:editing-cycles>
    <meta:document-statistic meta:table-count="0" meta:image-count="0" meta:object-count="0" meta:page-count="3" meta:paragraph-count="60" meta:word-count="574" meta:character-count="3901" meta:non-whitespace-character-count="3320"/>
    <meta:generator>LibreOffice/5.1.6.2$Linux_X86_64 LibreOffice_project/10m0$Build-2</meta:generator>
  </office:meta>
</office:document-meta>
</file>